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507104866238" calcext:value-type="float">
            <text:p>99,65</text:p>
          </table:table-cell>
          <table:table-cell table:style-name="ce3" table:formula="of:=([.F2]/12597)*100" office:value-type="float" office:value="0.349289513376201" calcext:value-type="float">
            <text:p>0,35</text:p>
          </table:table-cell>
          <table:table-cell office:value-type="float" office:value="3158" calcext:value-type="float">
            <text:p>3158</text:p>
          </table:table-cell>
          <table:table-cell table:style-name="ce4" table:formula="of:=[.E18]+[.H18]" office:value-type="float" office:value="12553" calcext:value-type="float">
            <text:p>12553</text:p>
          </table:table-cell>
          <table:table-cell table:formula="of:=12597-[.E2]" office:value-type="float" office:value="44" calcext:value-type="float">
            <text:p>44</text:p>
          </table:table-cell>
          <table:table-cell office:value-type="float" office:value="147.996635199" calcext:value-type="float">
            <text:p>147,996635199</text:p>
          </table:table-cell>
          <table:table-cell office:value-type="float" office:value="5.84654998779" calcext:value-type="float">
            <text:p>5,84654998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 office:value-type="float" office:value="7138" calcext:value-type="float">
            <text:p>7138</text:p>
          </table:table-cell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149.091366053" calcext:value-type="float">
            <text:p>149,091366053</text:p>
          </table:table-cell>
          <table:table-cell office:value-type="float" office:value="13.0080139637" calcext:value-type="float">
            <text:p>13,008013963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4204969437168" calcext:value-type="float">
            <text:p>99,42</text:p>
          </table:table-cell>
          <table:table-cell table:style-name="ce3" table:formula="of:=([.F4]/12597)*100" office:value-type="float" office:value="0.579503056283242" calcext:value-type="float">
            <text:p>0,58</text:p>
          </table:table-cell>
          <table:table-cell office:value-type="float" office:value="4034" calcext:value-type="float">
            <text:p>4034</text:p>
          </table:table-cell>
          <table:table-cell table:style-name="ce4" table:formula="of:=[.E20]+[.H20]" office:value-type="float" office:value="12524" calcext:value-type="float">
            <text:p>12524</text:p>
          </table:table-cell>
          <table:table-cell table:formula="of:=12597-[.E4]" office:value-type="float" office:value="73" calcext:value-type="float">
            <text:p>73</text:p>
          </table:table-cell>
          <table:table-cell office:value-type="float" office:value="237.913243055" calcext:value-type="float">
            <text:p>237,913243055</text:p>
          </table:table-cell>
          <table:table-cell office:value-type="float" office:value="5.01171898842" calcext:value-type="float">
            <text:p>5,011718988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348336905612" calcext:value-type="float">
            <text:p>99,63</text:p>
          </table:table-cell>
          <table:table-cell table:style-name="ce3" table:formula="of:=([.F5]/12597)*100" office:value-type="float" office:value="0.365166309438755" calcext:value-type="float">
            <text:p>0,37</text:p>
          </table:table-cell>
          <table:table-cell office:value-type="float" office:value="4583" calcext:value-type="float">
            <text:p>4583</text:p>
          </table:table-cell>
          <table:table-cell table:style-name="ce4" table:formula="of:=[.E21]+[.H21]" office:value-type="float" office:value="12551" calcext:value-type="float">
            <text:p>12551</text:p>
          </table:table-cell>
          <table:table-cell table:formula="of:=12597-[.E5]" office:value-type="float" office:value="46" calcext:value-type="float">
            <text:p>46</text:p>
          </table:table-cell>
          <table:table-cell office:value-type="float" office:value="143.607070923" calcext:value-type="float">
            <text:p>143,607070923</text:p>
          </table:table-cell>
          <table:table-cell office:value-type="float" office:value="5.7211151123" calcext:value-type="float">
            <text:p>5,721115112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5949035484639" calcext:value-type="float">
            <text:p>98,59</text:p>
          </table:table-cell>
          <table:table-cell table:style-name="ce3" table:formula="of:=([.F6]/12597)*100" office:value-type="float" office:value="1.40509645153608" calcext:value-type="float">
            <text:p>1,41</text:p>
          </table:table-cell>
          <table:table-cell office:value-type="float" office:value="3900" calcext:value-type="float">
            <text:p>3900</text:p>
          </table:table-cell>
          <table:table-cell table:style-name="ce4" table:formula="of:=[.E22]+[.H22]" office:value-type="float" office:value="12420" calcext:value-type="float">
            <text:p>12420</text:p>
          </table:table-cell>
          <table:table-cell table:formula="of:=12597-[.E6]" office:value-type="float" office:value="177" calcext:value-type="float">
            <text:p>177</text:p>
          </table:table-cell>
          <table:table-cell office:value-type="float" office:value="126.655072927" calcext:value-type="float">
            <text:p>126,655072927</text:p>
          </table:table-cell>
          <table:table-cell office:value-type="float" office:value="4.89228487015" calcext:value-type="float">
            <text:p>4,892284870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5633881082798" calcext:value-type="float">
            <text:p>99,56</text:p>
          </table:table-cell>
          <table:table-cell table:style-name="ce3" table:formula="of:=([.F7]/12597)*100" office:value-type="float" office:value="0.436611891720251" calcext:value-type="float">
            <text:p>0,44</text:p>
          </table:table-cell>
          <table:table-cell office:value-type="float" office:value="3156" calcext:value-type="float">
            <text:p>3156</text:p>
          </table:table-cell>
          <table:table-cell table:style-name="ce4" table:formula="of:=[.E23]+[.H23]" office:value-type="float" office:value="12542" calcext:value-type="float">
            <text:p>12542</text:p>
          </table:table-cell>
          <table:table-cell table:formula="of:=12597-[.E7]" office:value-type="float" office:value="55" calcext:value-type="float">
            <text:p>55</text:p>
          </table:table-cell>
          <table:table-cell office:value-type="float" office:value="198.178159952" calcext:value-type="float">
            <text:p>198,178159952</text:p>
          </table:table-cell>
          <table:table-cell office:value-type="float" office:value="3.94067215919" calcext:value-type="float">
            <text:p>3,940672159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030800984361" calcext:value-type="float">
            <text:p>99,60</text:p>
          </table:table-cell>
          <table:table-cell table:style-name="ce3" table:formula="of:=([.F8]/12597)*100" office:value-type="float" office:value="0.396919901563864" calcext:value-type="float">
            <text:p>0,40</text:p>
          </table:table-cell>
          <table:table-cell office:value-type="float" office:value="5287" calcext:value-type="float">
            <text:p>5287</text:p>
          </table:table-cell>
          <table:table-cell table:style-name="ce4" table:formula="of:=[.E24]+[.H24]" office:value-type="float" office:value="12547" calcext:value-type="float">
            <text:p>12547</text:p>
          </table:table-cell>
          <table:table-cell table:formula="of:=12597-[.E8]" office:value-type="float" office:value="50" calcext:value-type="float">
            <text:p>50</text:p>
          </table:table-cell>
          <table:table-cell office:value-type="float" office:value="116.925252914" calcext:value-type="float">
            <text:p>116,925252914</text:p>
          </table:table-cell>
          <table:table-cell office:value-type="float" office:value="8.43710494041" calcext:value-type="float">
            <text:p>8,43710494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443121378106" calcext:value-type="float">
            <text:p>99,44</text:p>
          </table:table-cell>
          <table:table-cell table:style-name="ce3" table:formula="of:=([.F9]/12597)*100" office:value-type="float" office:value="0.55568786218941" calcext:value-type="float">
            <text:p>0,56</text:p>
          </table:table-cell>
          <table:table-cell office:value-type="float" office:value="3481" calcext:value-type="float">
            <text:p>3481</text:p>
          </table:table-cell>
          <table:table-cell table:style-name="ce4" table:formula="of:=[.E25]+[.H25]" office:value-type="float" office:value="12527" calcext:value-type="float">
            <text:p>12527</text:p>
          </table:table-cell>
          <table:table-cell table:formula="of:=12597-[.E9]" office:value-type="float" office:value="70" calcext:value-type="float">
            <text:p>70</text:p>
          </table:table-cell>
          <table:table-cell office:value-type="float" office:value="182.353055" calcext:value-type="float">
            <text:p>182,353055</text:p>
          </table:table-cell>
          <table:table-cell office:value-type="float" office:value="5.21795797348" calcext:value-type="float">
            <text:p>5,217957973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078193220608" calcext:value-type="float">
            <text:p>99,51</text:p>
          </table:table-cell>
          <table:table-cell table:style-name="ce3" table:formula="of:=([.F10]/12597)*100" office:value-type="float" office:value="0.492180677939192" calcext:value-type="float">
            <text:p>0,49</text:p>
          </table:table-cell>
          <table:table-cell office:value-type="float" office:value="6163" calcext:value-type="float">
            <text:p>6163</text:p>
          </table:table-cell>
          <table:table-cell table:style-name="ce4" table:formula="of:=[.E26]+[.H26]" office:value-type="float" office:value="12535" calcext:value-type="float">
            <text:p>12535</text:p>
          </table:table-cell>
          <table:table-cell table:formula="of:=12597-[.E10]" office:value-type="float" office:value="62" calcext:value-type="float">
            <text:p>62</text:p>
          </table:table-cell>
          <table:table-cell office:value-type="float" office:value="114.357550144" calcext:value-type="float">
            <text:p>114,357550144</text:p>
          </table:table-cell>
          <table:table-cell office:value-type="float" office:value="11.3088197708" calcext:value-type="float">
            <text:p>11,30881977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6028419464952" calcext:value-type="float">
            <text:p>98,60</text:p>
          </table:table-cell>
          <table:table-cell table:style-name="ce3" table:formula="of:=([.F11]/12597)*100" office:value-type="float" office:value="1.3971580535048" calcext:value-type="float">
            <text:p>1,40</text:p>
          </table:table-cell>
          <table:table-cell office:value-type="float" office:value="3121" calcext:value-type="float">
            <text:p>3121</text:p>
          </table:table-cell>
          <table:table-cell table:style-name="ce4" table:formula="of:=[.E27]+[.H27]" office:value-type="float" office:value="12421" calcext:value-type="float">
            <text:p>12421</text:p>
          </table:table-cell>
          <table:table-cell table:formula="of:=12597-[.E11]" office:value-type="float" office:value="176" calcext:value-type="float">
            <text:p>176</text:p>
          </table:table-cell>
          <table:table-cell office:value-type="float" office:value="194.842640877" calcext:value-type="float">
            <text:p>194,842640877</text:p>
          </table:table-cell>
          <table:table-cell office:value-type="float" office:value="4.69285583496" calcext:value-type="float">
            <text:p>4,69285583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728665555291" calcext:value-type="float">
            <text:p>99,3728665555</text:p>
          </table:table-cell>
          <table:table-cell table:formula="of:=AVERAGE([.C2:.C11])" office:value-type="float" office:value="0.627133444470906" calcext:value-type="float">
            <text:p>0,6271334445</text:p>
          </table:table-cell>
          <table:table-cell table:formula="of:=SUM([.D2:.D11])/10" office:value-type="float" office:value="4402.1" calcext:value-type="float">
            <text:p>4402,1</text:p>
          </table:table-cell>
          <table:table-cell table:formula="of:=AVERAGE([.E2:.E11])" office:value-type="float" office:value="12518" calcext:value-type="float">
            <text:p>12518</text:p>
          </table:table-cell>
          <table:table-cell table:formula="of:=AVERAGE([.F2:.F11])" office:value-type="float" office:value="79" calcext:value-type="float">
            <text:p>79</text:p>
          </table:table-cell>
          <table:table-cell table:formula="of:=SUM([.G2:.G11])/10" office:value-type="float" office:value="161.1920047044" calcext:value-type="float">
            <text:p>161,1920047044</text:p>
          </table:table-cell>
          <table:table-cell table:formula="of:=SUM([.H2:.H11])/10" office:value-type="float" office:value="6.80770936012" calcext:value-type="float">
            <text:p>6,807709360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49456219734857" calcext:value-type="float">
            <text:p>0,349456219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8.9" calcext:value-type="float">
            <text:p>5798,9</text:p>
          </table:table-cell>
          <table:table-cell table:formula="of:=AVERAGE([.G18:.G27])" office:value-type="float" office:value="63.8" calcext:value-type="float">
            <text:p>63,8</text:p>
          </table:table-cell>
          <table:table-cell/>
          <table:table-cell office:value-type="float" office:value="5874" calcext:value-type="float">
            <text:p>587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12597-SUM([.E18:.G18])" office:value-type="float" office:value="6679" calcext:value-type="float">
            <text:p>667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.2" calcext:value-type="float">
            <text:p>15,2</text:p>
          </table:table-cell>
          <table:table-cell table:formula="of:=AVERAGE([.H18:.H27])" office:value-type="float" office:value="6719.1" calcext:value-type="float">
            <text:p>6719,1</text:p>
          </table:table-cell>
          <table:table-cell/>
          <table:table-cell office:value-type="float" office:value="5841" calcext:value-type="float">
            <text:p>584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12597-SUM([.E19:.G19])" office:value-type="float" office:value="6719" calcext:value-type="float">
            <text:p>671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4" calcext:value-type="float">
            <text:p>577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formula="of:=12597-SUM([.E20:.G20])" office:value-type="float" office:value="6750" calcext:value-type="float">
            <text:p>675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8.9" calcext:value-type="float">
            <text:p>5798,9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745" calcext:value-type="float">
            <text:p>674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.2" calcext:value-type="float">
            <text:p>15,2</text:p>
          </table:table-cell>
          <table:table-cell table:number-columns-repeated="2"/>
          <table:table-cell office:value-type="float" office:value="5692" calcext:value-type="float">
            <text:p>5692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table:formula="of:=12597-SUM([.E22:.G22])" office:value-type="float" office:value="6728" calcext:value-type="float">
            <text:p>672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3.8" calcext:value-type="float">
            <text:p>63,8</text:p>
          </table:table-cell>
          <table:table-cell table:number-columns-repeated="2"/>
          <table:table-cell office:value-type="float" office:value="5838" calcext:value-type="float">
            <text:p>583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12597-SUM([.E23:.G23])" office:value-type="float" office:value="6704" calcext:value-type="float">
            <text:p>670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9.1" calcext:value-type="float">
            <text:p>6719,1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12597-SUM([.E24:.G24])" office:value-type="float" office:value="6682" calcext:value-type="float">
            <text:p>668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5" calcext:value-type="float">
            <text:p>580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formula="of:=12597-SUM([.E25:.G25])" office:value-type="float" office:value="6722" calcext:value-type="float">
            <text:p>672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5" calcext:value-type="float">
            <text:p>576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12597-SUM([.E26:.G26])" office:value-type="float" office:value="6770" calcext:value-type="float">
            <text:p>67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9" calcext:value-type="float">
            <text:p>5729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table:formula="of:=12597-SUM([.E27:.G27])" office:value-type="float" office:value="6692" calcext:value-type="float">
            <text:p>669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3728665555291" calcext:value-type="float">
            <text:p>0,9937286656</text:p>
          </table:table-cell>
          <table:table-cell table:number-columns-repeated="2"/>
          <table:table-cell table:formula="of:=SUM([.E18:.E27])/10" office:value-type="float" office:value="5798.9" calcext:value-type="float">
            <text:p>5798,9</text:p>
          </table:table-cell>
          <table:table-cell table:formula="of:=SUM([.F18:.F27])/10" office:value-type="float" office:value="15.2" calcext:value-type="float">
            <text:p>15,2</text:p>
          </table:table-cell>
          <table:table-cell table:formula="of:=SUM([.G18:.G27])/10" office:value-type="float" office:value="63.8" calcext:value-type="float">
            <text:p>63,8</text:p>
          </table:table-cell>
          <table:table-cell table:formula="of:=SUM([.H18:.H27])/10" office:value-type="float" office:value="6719.1" calcext:value-type="float">
            <text:p>6719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627133444470906" calcext:value-type="float">
            <text:p>0,0062713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117642042062" calcext:value-type="float">
            <text:p>0,989117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742898296779" calcext:value-type="float">
            <text:p>0,99774289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39:38.6165567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8S</meta:editing-duration>
    <meta:editing-cycles>10</meta:editing-cycles>
    <meta:generator>LibreOffice/5.1.6.2$Linux_X86_64 LibreOffice_project/10m0$Build-2</meta:generator>
    <dc:date>2018-01-21T19:40:43.422280262</dc:date>
    <meta:document-statistic meta:table-count="1" meta:cell-count="177" meta:object-count="0"/>
  </office:meta>
</office:document-meta>
</file>